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4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808080"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6.01cm" svg:height="9.004cm" svg:x="2.228cm" svg:y="3.241cm">
            <draw:object draw:notify-on-update-of-ranges="Feuille1.C4:Feuille1.C6 Feuille1.D4:Feuille1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11cm" svg:height="9.005cm" svg:x="18.734cm" svg:y="3.16cm">
            <draw:object draw:notify-on-update-of-ranges="Feuille1.J4:Feuille1.J6 Feuille1.K4:Feuille1.K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4" table:default-cell-style-name="ce1"/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Asynchrone</text:p>
          </table:table-cell>
          <table:table-cell table:style-name="ce2" table:number-columns-repeated="4"/>
          <table:table-cell table:number-columns-repeated="2"/>
          <table:table-cell table:style-name="ce1" office:value-type="string" calcext:value-type="string">
            <text:p>Synchrone</text:p>
          </table:table-cell>
          <table:table-cell table:style-name="ce2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mbre de bits</text:p>
          </table:table-cell>
          <table:table-cell office:value-type="string" calcext:value-type="string">
            <text:p>Luts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Bounded IOB</text:p>
          </table:table-cell>
          <table:table-cell table:number-columns-repeated="3"/>
          <table:table-cell office:value-type="string" calcext:value-type="string">
            <text:p>Nb de bits</text:p>
          </table:table-cell>
          <table:table-cell office:value-type="string" calcext:value-type="string">
            <text:p>Luts</text:p>
          </table:table-cell>
          <table:table-cell office:value-type="string" calcext:value-type="string">
            <text:p>DPSs</text:p>
          </table:table-cell>
          <table:table-cell office:value-type="string" calcext:value-type="string">
            <text:p>Bounded IOB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258" calcext:value-type="float">
            <text:p>2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6:48:32.219791931</meta:creation-date>
    <dc:date>2023-10-24T17:27:33.800255984</dc:date>
    <meta:editing-duration>PT39M2S</meta:editing-duration>
    <meta:editing-cycles>1</meta:editing-cycles>
    <meta:document-statistic meta:table-count="1" meta:cell-count="34" meta:object-count="2"/>
    <meta:generator>LibreOffice/7.4.7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9.005cm" xlink:href=".." xlink:type="simple" chart:class="chart:scatter" chart:style-name="ch1">
        <chart:title svg:x="1.995cm" svg:y="0.316cm" chart:style-name="ch2">
          <text:p>Nombre de LUT en fonction du nombre de bits (asynchrone)</text:p>
        </chart:title>
        <chart:legend chart:legend-position="end" svg:x="13.079cm" svg:y="4.203cm" style:legend-expansion="high" chart:style-name="ch3"/>
        <chart:plot-area chart:style-name="ch4" table:cell-range-address="Feuille1.C4:Feuille1.D6" svg:x="1.331cm" svg:y="1.275cm" svg:width="11.428cm" svg:height="6.569cm">
          <chart:coordinate-region svg:x="2.138cm" svg:y="1.475cm" svg:width="10.434cm" svg:height="5.722cm"/>
          <chart:axis chart:dimension="x" chart:name="primary-x" chart:style-name="ch5">
            <chart:title svg:x="5.837cm" svg:y="8.024cm" chart:style-name="ch6">
              <text:p>Nombre de LUT</text:p>
            </chart:title>
          </chart:axis>
          <chart:axis chart:dimension="y" chart:name="primary-y" chart:style-name="ch7">
            <chart:title svg:x="0.451cm" svg:y="5.714cm" chart:style-name="ch8">
              <text:p>Nombre de bits</text:p>
            </chart:title>
            <chart:grid chart:style-name="ch9" chart:class="major"/>
          </chart:axis>
          <chart:series chart:style-name="ch10" chart:values-cell-range-address="Feuille1.D4:Feuille1.D6" chart:class="chart:scatter">
            <chart:domain table:cell-range-address="Feuille1.C4:Feuille1.C6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Feuille1.C4:Feuille1.C6</svg:desc>
                </draw:g>
              </table:table-cell>
              <table:table-cell office:value-type="float" office:value="16">
                <text:p>16</text:p>
                <draw:g>
                  <svg:desc>Feuille1.D4:Feuille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202">
                <text:p>2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2cm" svg:height="9.006cm" xlink:href=".." xlink:type="simple" chart:class="chart:scatter" chart:style-name="ch1">
        <chart:title svg:x="2.115cm" svg:y="0.316cm" chart:style-name="ch2">
          <text:p>Nombre de LUT en fonction du nombre de bits (synchrone)</text:p>
        </chart:title>
        <chart:legend chart:legend-position="end" svg:x="13.08cm" svg:y="4.204cm" style:legend-expansion="high" chart:style-name="ch3"/>
        <chart:plot-area chart:style-name="ch4" table:cell-range-address="Feuille1.J4:Feuille1.K6" svg:x="1.331cm" svg:y="1.275cm" svg:width="11.429cm" svg:height="6.57cm">
          <chart:coordinate-region svg:x="2.138cm" svg:y="1.474cm" svg:width="10.435cm" svg:height="5.724cm"/>
          <chart:axis chart:dimension="x" chart:name="primary-x" chart:style-name="ch5">
            <chart:title svg:x="5.837cm" svg:y="8.025cm" chart:style-name="ch6">
              <text:p>Nombre de LUT</text:p>
            </chart:title>
          </chart:axis>
          <chart:axis chart:dimension="y" chart:name="primary-y" chart:style-name="ch7">
            <chart:title svg:x="0.451cm" svg:y="5.715cm" chart:style-name="ch8">
              <text:p>Nombre de bits</text:p>
            </chart:title>
            <chart:grid chart:style-name="ch9" chart:class="major"/>
          </chart:axis>
          <chart:series chart:style-name="ch10" chart:values-cell-range-address="Feuille1.K4:Feuille1.K6" chart:class="chart:scatter">
            <chart:domain table:cell-range-address="Feuille1.J4:Feuille1.J6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Feuille1.J4:Feuille1.J6</svg:desc>
                </draw:g>
              </table:table-cell>
              <table:table-cell office:value-type="float" office:value="0">
                <text:p>0</text:p>
                <draw:g>
                  <svg:desc>Feuille1.K4:Feuille1.K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161">
                <text:p>1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